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207.68mm"/>
    </style:style>
    <style:style style:name="co15" style:family="table-column">
      <style:table-column-properties fo:break-before="auto" style:column-width="47.1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fo:font-weight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 (faltou ajax e botões)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<text:span text:style-name="T2">ajax e botões, </text:span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4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2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style-name="ce97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97" office:value-type="string" calcext:value-type="string">
            <text:p>Jpa-jsf-v5</text:p>
          </table:table-cell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366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271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table:style-name="ce10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7" office:value-type="string" calcext:value-type="string">
            <text:p>Realizada</text:p>
          </table:table-cell>
          <table:table-cell table:style-name="ce122" office:value-type="string" calcext:value-type="string">
            <text:p>Concluir e Revisar CRUD, Passar filtro, passar atividade de crtiação de CRUD</text:p>
          </table:table-cell>
          <table:table-cell table:style-name="ce12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<text:span text:style-name="T7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128" office:value-type="string" calcext:value-type="string">
            <text:p>Hello world JSF, Exercício JSF, CRUD JSF ***, <text:span text:style-name="T7">Git/Github</text:span></text:p>
          </table:table-cell>
          <table:table-cell table:style-name="ce124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8:15:52.3431415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9T19:05:11.306152591</dc:date>
    <meta:editing-duration>P28DT6H16M42S</meta:editing-duration>
    <meta:editing-cycles>430</meta:editing-cycles>
    <meta:document-statistic meta:table-count="4" meta:cell-count="641" meta:object-count="0"/>
  </office:meta>
</office:document-meta>
</file>